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umerationIterator.EnumerationIterator( Enumeration &lt; T &gt;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umeration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